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f000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10d0c"/>
    </style:style>
    <style:style style:name="P4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color="#000000"/>
    </style:style>
    <style:style style:name="P8" style:family="paragraph" style:parent-style-name="Standard">
      <style:paragraph-properties fo:margin-left="0.5in" fo:margin-right="0in" fo:text-indent="0in" style:auto-text-indent="false"/>
      <style:text-properties fo:color="#f10d0c"/>
    </style:style>
    <style:style style:name="P9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10" style:family="paragraph" style:parent-style-name="Standard">
      <style:text-properties fo:color="#000000"/>
    </style:style>
    <style:style style:name="P11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fo:color="#f10d0c"/>
    </style:style>
    <style:style style:name="P12" style:family="paragraph" style:parent-style-name="Standard">
      <style:paragraph-properties fo:margin-left="1in" fo:margin-right="0in" fo:margin-top="0in" fo:margin-bottom="0in" loext:contextual-spacing="false" fo:line-height="100%" fo:text-indent="0.5in" style:auto-text-indent="false"/>
      <style:text-properties fo:color="#f10d0c"/>
    </style:style>
    <style:style style:name="P13" style:family="paragraph" style:parent-style-name="Standard">
      <style:paragraph-properties fo:margin-left="1.5in" fo:margin-right="0in" fo:margin-top="0in" fo:margin-bottom="0in" loext:contextual-spacing="false" fo:line-height="100%" fo:text-indent="0.5in" style:auto-text-indent="false"/>
      <style:text-properties fo:color="#f10d0c"/>
    </style:style>
    <style:style style:name="P14" style:family="paragraph" style:parent-style-name="Standard" style:master-page-name="Standard">
      <style:paragraph-properties style:page-number="1"/>
    </style:style>
    <style:style style:name="P15" style:family="paragraph" style:parent-style-name="Standard">
      <style:text-properties fo:color="#000000" officeooo:rsid="00460968" officeooo:paragraph-rsid="00460968"/>
    </style:style>
    <style:style style:name="P16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  <style:text-properties fo:color="#000000"/>
    </style:style>
    <style:style style:name="P18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22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4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5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6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4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10">
      <style:paragraph-properties fo:margin-left="0.5in" fo:margin-right="0in" fo:text-indent="-0.25in" style:auto-text-indent="false"/>
      <style:text-properties fo:color="#f10d0c"/>
    </style:style>
    <style:style style:name="P35" style:family="paragraph" style:parent-style-name="Standard" style:list-style-name="WWNum2">
      <style:paragraph-properties fo:margin-left="0.5in" fo:margin-right="0in" fo:text-indent="-0.25in" style:auto-text-indent="false"/>
      <style:text-properties fo:color="#f10d0c"/>
    </style:style>
    <style:style style:name="P36" style:family="paragraph" style:parent-style-name="Standard" style:list-style-name="WWNum8">
      <style:paragraph-properties fo:margin-left="0.5in" fo:margin-right="0in" fo:text-indent="-0.25in" style:auto-text-indent="false"/>
      <style:text-properties fo:color="#f10d0c"/>
    </style:style>
    <style:style style:name="P3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2d9613"/>
    </style:style>
    <style:style style:name="P39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1e203a"/>
    </style:style>
    <style:style style:name="P40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4f7491"/>
    </style:style>
    <style:style style:name="P4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2">
      <style:paragraph-properties fo:margin-left="0.5in" fo:margin-right="0in" fo:text-indent="-0.25in" style:auto-text-indent="false"/>
      <style:text-properties fo:color="#000000"/>
    </style:style>
    <style:style style:name="P43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8">
      <style:paragraph-properties fo:margin-left="0.5in" fo:margin-right="0in" fo:line-height="100%" fo:text-indent="-0.25in" style:auto-text-indent="false"/>
    </style:style>
    <style:style style:name="P4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7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8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9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50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51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 officeooo:rsid="006894b3" officeooo:paragraph-rsid="006894b3"/>
    </style:style>
    <style:style style:name="P52" style:family="paragraph" style:parent-style-name="Standard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 officeooo:rsid="006894b3" officeooo:paragraph-rsid="006894b3"/>
    </style:style>
    <style:style style:name="P53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  <style:text-properties fo:color="#f10d0c" officeooo:rsid="006979ea" officeooo:paragraph-rsid="006979ea"/>
    </style:style>
    <style:style style:name="P54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55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56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57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58" style:family="paragraph" style:parent-style-name="Standard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59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60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61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62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63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000000"/>
    </style:style>
    <style:style style:name="P64" style:family="paragraph" style:parent-style-name="Standard" style:list-style-name="WWNum6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65" style:family="paragraph" style:parent-style-name="Standard" style:list-style-name="WWNum1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66" style:family="paragraph" style:parent-style-name="Standard" style:list-style-name="WWNum6">
      <style:paragraph-properties fo:margin-left="1in" fo:margin-right="0in" fo:margin-top="0.1665in" fo:margin-bottom="0in" loext:contextual-spacing="false" fo:line-height="100%" fo:text-indent="-0.25in" style:auto-text-indent="false"/>
      <style:text-properties fo:color="#f10d0c"/>
    </style:style>
    <style:style style:name="P67" style:family="paragraph" style:parent-style-name="Standard" style:list-style-name="WWNum11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68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f10d0c"/>
    </style:style>
    <style:style style:name="P69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000000"/>
    </style:style>
    <style:style style:name="P70" style:family="paragraph" style:parent-style-name="Standard">
      <style:paragraph-properties fo:margin-left="0.5in" fo:margin-right="0in" fo:text-indent="0in" style:auto-text-indent="false"/>
      <style:text-properties fo:color="#f10d0c"/>
    </style:style>
    <style:style style:name="P71" style:family="paragraph" style:parent-style-name="Standard">
      <style:paragraph-properties fo:margin-left="0.5in" fo:margin-right="0in" fo:text-indent="0in" style:auto-text-indent="false"/>
      <style:text-properties fo:color="#f10d0c" officeooo:rsid="005cb134" officeooo:paragraph-rsid="005cb134"/>
    </style:style>
    <style:style style:name="P72" style:family="paragraph" style:parent-style-name="Standard">
      <style:paragraph-properties fo:margin-left="0.5in" fo:margin-right="0in" fo:text-indent="0in" style:auto-text-indent="false"/>
      <style:text-properties fo:color="#000000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10d0c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10d0c" officeooo:rsid="003ecd2a" officeooo:paragraph-rsid="003ecd2a"/>
    </style:style>
    <style:style style:name="T1" style:family="text">
      <style:text-properties fo:color="#000000"/>
    </style:style>
    <style:style style:name="T2" style:family="text">
      <style:text-properties fo:color="#000000" officeooo:rsid="004a38d8"/>
    </style:style>
    <style:style style:name="T3" style:family="text">
      <style:text-properties fo:color="#f10d0c"/>
    </style:style>
    <style:style style:name="T4" style:family="text">
      <style:text-properties fo:color="#f10d0c" officeooo:rsid="002d2a3a"/>
    </style:style>
    <style:style style:name="T5" style:family="text">
      <style:text-properties fo:color="#f10d0c" officeooo:rsid="002d9613"/>
    </style:style>
    <style:style style:name="T6" style:family="text">
      <style:text-properties fo:color="#f10d0c" officeooo:rsid="002daba4"/>
    </style:style>
    <style:style style:name="T7" style:family="text">
      <style:text-properties fo:color="#f10d0c" officeooo:rsid="004ee543"/>
    </style:style>
    <style:style style:name="T8" style:family="text">
      <style:text-properties fo:color="#f10d0c" officeooo:rsid="004f7491"/>
    </style:style>
    <style:style style:name="T9" style:family="text">
      <style:text-properties officeooo:rsid="001c8d9d"/>
    </style:style>
    <style:style style:name="T10" style:family="text">
      <style:text-properties officeooo:rsid="002ad6f5"/>
    </style:style>
    <style:style style:name="T11" style:family="text">
      <style:text-properties officeooo:rsid="003ecd2a"/>
    </style:style>
    <style:style style:name="T12" style:family="text">
      <style:text-properties officeooo:rsid="0041f1a4"/>
    </style:style>
    <style:style style:name="T13" style:family="text">
      <style:text-properties officeooo:rsid="00432b6a"/>
    </style:style>
    <style:style style:name="T14" style:family="text">
      <style:text-properties officeooo:rsid="00448a70"/>
    </style:style>
    <style:style style:name="T15" style:family="text">
      <style:text-properties officeooo:rsid="00460968"/>
    </style:style>
    <style:style style:name="T16" style:family="text">
      <style:text-properties officeooo:rsid="0047bb6e"/>
    </style:style>
    <style:style style:name="T17" style:family="text">
      <style:text-properties officeooo:rsid="00493733"/>
    </style:style>
    <style:style style:name="T18" style:family="text">
      <style:text-properties officeooo:rsid="004a38d8"/>
    </style:style>
    <style:style style:name="T19" style:family="text">
      <style:text-properties officeooo:rsid="004c91ec"/>
    </style:style>
    <style:style style:name="T20" style:family="text">
      <style:text-properties officeooo:rsid="004dc00d"/>
    </style:style>
    <style:style style:name="T21" style:family="text">
      <style:text-properties officeooo:rsid="005366cd"/>
    </style:style>
    <style:style style:name="T22" style:family="text">
      <style:text-properties officeooo:rsid="00555f9e"/>
    </style:style>
    <style:style style:name="T23" style:family="text">
      <style:text-properties officeooo:rsid="00565493"/>
    </style:style>
    <style:style style:name="T24" style:family="text">
      <style:text-properties officeooo:rsid="0057b5aa"/>
    </style:style>
    <style:style style:name="T25" style:family="text">
      <style:text-properties officeooo:rsid="006b6e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S7082 Practice Midterm Exam</text:p>
      <text:list xml:id="list945626668" text:style-name="WWNum3">
        <text:list-item>
          <text:p text:style-name="P16">In the Digital Signature Scheme discussed in Lectures specify the format of the input and outputs of each function and the number of bits required for each.</text:p>
        </text:list-item>
      </text:list>
      <text:p text:style-name="P11">Genkeys:</text:p>
      <text:p text:style-name="P12">Inputs = secret_size (<text:span text:style-name="T11">optional</text:span>), large_safe_prime (<text:span text:style-name="T11">log2(primesize)</text:span>), generator</text:p>
      <text:p text:style-name="P12">Outputs = secret_key (), public_key ()</text:p>
      <text:p text:style-name="P11">Sign:</text:p>
      <text:p text:style-name="P11"><text:tab/>Inputs = secret_key (), message, large_safe_prime (<text:span text:style-name="T11">log2(prime_size)</text:span>), generator</text:p>
      <text:p text:style-name="P11"><text:tab/>Outputs = signature (<text:span text:style-name="T11">same as prime</text:span>) computed with:</text:p>
      <text:p text:style-name="P13">(gen ^ ((msg - sk) % (prime - 1))) % prime</text:p>
      <text:p text:style-name="P3"><text:tab/><text:tab/>Verify:</text:p>
      <text:p text:style-name="P3"><text:tab/><text:tab/><text:tab/>Inputs = sig (<text:span text:style-name="T11">log2(primesize)</text:span>), pubkey (), msg, generator, prime ()</text:p>
      <text:p text:style-name="P3"><text:tab/><text:tab/><text:tab/>Outputs = true if <text:s text:c="2"/>(sig*pk) % prime == g ^ msg % p, false otherwise</text:p>
      <text:p text:style-name="P3"/>
      <text:p text:style-name="P74">Who verifies digital signature? -- Miners</text:p>
      <text:p text:style-name="P2"/>
      <text:list xml:id="list142134910836913" text:continue-numbering="true" text:style-name="WWNum3">
        <text:list-item>
          <text:p text:style-name="P17">Which of the following statements are true about the Digital Signature scheme based on Discrete Logarithm as discussed in Lectures ?</text:p>
          <text:list>
            <text:list-item>
              <text:p text:style-name="P54">The scheme is determined based on a choice of a multiplicative group of integers modulo a prime number and a generating element in the group.</text:p>
            </text:list-item>
            <text:list-item>
              <text:p text:style-name="P54">The signing requires the fast computing of exponentials of the generating element - g to the power x, for an arbitrary value x.</text:p>
            </text:list-item>
            <text:list-item>
              <text:p text:style-name="P54">The both signing and verifying requires the fast computing of division and remainder of pairs of large integers.</text:p>
            </text:list-item>
            <text:list-item>
              <text:p text:style-name="P59">The signing algorithm requires the fast computing of square roots of large integers. <text:span text:style-name="T10">False</text:span></text:p>
            </text:list-item>
            <text:list-item>
              <text:p text:style-name="P59">The signing algorithm requires fast and secure random number generation. <text:span text:style-name="T12">False</text:span></text:p>
            </text:list-item>
            <text:list-item>
              <text:p text:style-name="P63">Verifying a digital signature requires both the public and secret keys. <text:span text:style-name="T10">False</text:span></text:p>
            </text:list-item>
          </text:list>
        </text:list-item>
        <text:list-item>
          <text:p text:style-name="P21">Which of the following statements are true of the SHA-256 hash function?</text:p>
        </text:list-item>
      </text:list>
      <text:list xml:id="list2997408516" text:style-name="WWNum15">
        <text:list-item>
          <text:p text:style-name="P60">There is a proof that there is no fast way to find hash collisions. <text:span text:style-name="T13">False</text:span></text:p>
        </text:list-item>
        <text:list-item>
          <text:p text:style-name="P55">No collisions have ever been publicly found.</text:p>
        </text:list-item>
        <text:list-item>
          <text:p text:style-name="P60">There is a proof that there exist no hash collisions. <text:span text:style-name="T10">False</text:span></text:p>
        </text:list-item>
        <text:list-item>
          <text:p text:style-name="P55">There is a proof that there exists an unbounded number of hash collisions. -- <text:span text:style-name="T14">infinite number of inputs, finite outputs (pigeonhole principle)</text:span></text:p>
        </text:list-item>
        <text:list-item>
          <text:p text:style-name="P55">There is evidence that collisions are hard to find.</text:p>
        </text:list-item>
        <text:list-item>
          <text:p text:style-name="P60">Collisions can be practically found using quantum computers. <text:span text:style-name="T15">False</text:span></text:p>
        </text:list-item>
      </text:list>
      <text:p text:style-name="P15"/>
      <text:p text:style-name="P10">4. Which of the following statements are true about Hash functions and their use in Digital Signatures and Blockchains?</text:p>
      <text:p text:style-name="P8">a. The type of hash function used can impact the security of the blockchain</text:p>
      <text:p text:style-name="P8">b. Hash functions are needed for encoding blockchain headers</text:p>
      <text:p text:style-name="P8">c. Hash functions are needed for encoding blockchain blockwide transaction trees. - <text:span text:style-name="T9">Merkle Trees</text:span></text:p>
      <text:p text:style-name="P7">d. Hash functions are needed for producing digital signature keys. -- genkeys() -<text:span text:style-name="T16">False</text:span></text:p>
      <text:p text:style-name="P8"><text:soft-page-break/>e. Hash functions are needed for verifying digital signatures of large documents, say 1 Gigabyte.</text:p>
      <text:p text:style-name="P7">f. Hash functions are needed for verifying digital signatures of small documents, say 100 bytes. <text:span text:style-name="T17">False</text:span></text:p>
      <text:p text:style-name="P10"/>
      <text:p text:style-name="Standard"><text:span text:style-name="T1">5. Which of the following are t</text:span>rue about multiplicative groups of integers mod n?</text:p>
      <text:list xml:id="list3328124151" text:style-name="WWNum10">
        <text:list-item>
          <text:p text:style-name="P33"><text:span text:style-name="T3">They can be formed by considering all integers modulo a chosen prime number.</text:span></text:p>
        </text:list-item>
        <text:list-item>
          <text:p text:style-name="P34">Always have an identity element called 1.</text:p>
        </text:list-item>
        <text:list-item>
          <text:p text:style-name="P33"><text:span text:style-name="T1">Always have a single generating element. </text:span><text:span text:style-name="T2">False</text:span></text:p>
        </text:list-item>
        <text:list-item>
          <text:p text:style-name="P34">Multiplication of two elements always produces another element in set.</text:p>
        </text:list-item>
        <text:list-item>
          <text:p text:style-name="P33">Can always be easily enumerated like an iterable. <text:span text:style-name="T18">False</text:span></text:p>
        </text:list-item>
        <text:list-item>
          <text:p text:style-name="P34"><text:span text:style-name="T19">Every element a</text:span>lways have multiplicative inverses. <text:span text:style-name="T20">When coprime with n</text:span></text:p>
        </text:list-item>
      </text:list>
      <text:p text:style-name="Standard"/>
      <text:p text:style-name="Standard">6. In the Byzantine Generals Problem</text:p>
      <text:list xml:id="list2461184849" text:style-name="WWNum5">
        <text:list-item>
          <text:p text:style-name="P37">What can a traitor general do assuming a Byzantine fault? <text:span text:style-name="T3">-- </text:span><text:span text:style-name="T4">He will provide conflicting replies to the other generals – </text:span><text:span text:style-name="T5">he tries to get all generals to disagree </text:span><text:span text:style-name="T7">(send any message at any time – conflicting messages)</text:span></text:p>
        </text:list-item>
        <text:list-item>
          <text:p text:style-name="P38">How many traitor generals can there be and still guarantee a solution? </text:p>
          <text:p text:style-name="P40"><text:span text:style-name="T5">There </text:span><text:span text:style-name="T6">must be at least </text:span><text:span text:style-name="T8">2</text:span><text:span text:style-name="T6">m + 1 total generals where m is the number of traitors </text:span></text:p>
          <text:p text:style-name="P40"><text:span text:style-name="T8">(more than 2/3 must be loyal)</text:span></text:p>
        </text:list-item>
        <text:list-item>
          <text:p text:style-name="P39">How many traitor generals can there be and still guarantee a solution when communications are signed with digital signatures? <text:span text:style-name="T8">N = </text:span><text:span text:style-name="T4">m traitors + 2 loyal – </text:span><text:span text:style-name="T5">as long as there are 2 loyal generals, a solution is guaranteed </text:span><text:span text:style-name="T8">(n – 2 traitors)</text:span></text:p>
        </text:list-item>
      </text:list>
      <text:p text:style-name="P6"/>
      <text:p text:style-name="Standard">7. In the K-out-of-N secret sharing scheme, based on polynomial interpolation, the size of each share (of the secret in # bits) will be ...</text:p>
      <text:list xml:id="list2683621275" text:style-name="WWNum2">
        <text:list-item>
          <text:p text:style-name="P41">N times the size of the secret key</text:p>
        </text:list-item>
        <text:list-item>
          <text:p text:style-name="P42">K times the size of the secret key</text:p>
        </text:list-item>
        <text:list-item>
          <text:p text:style-name="P41">1/K times the size of the secret key </text:p>
        </text:list-item>
        <text:list-item>
          <text:p text:style-name="P35">Equal to the size of the secret key</text:p>
        </text:list-item>
      </text:list>
      <text:p text:style-name="P4">8. <text:s/>Blockchains use hash pointers to algorithmically verify that the chain has not been modified. Which of the following types of modifications of a blockchain can efficiently be detected? You can assume that you hold a hash pointer to the latest block as an index into the chain of pointers. Choose all that apply.</text:p>
      <text:list xml:id="list692466120" text:style-name="WWNum12">
        <text:list-item>
          <text:list>
            <text:list-item>
              <text:p text:style-name="P56">Detecting deletion of a block. --<text:span text:style-name="T21">Hashes don’t match</text:span></text:p>
            </text:list-item>
            <text:list-item>
              <text:p text:style-name="P56">Detecting the Insertion of one or more block into the chain. --<text:span text:style-name="T21">hashes don’t match</text:span></text:p>
            </text:list-item>
            <text:list-item>
              <text:p text:style-name="P56">Detecting a Re-ordering of blocks – <text:span text:style-name="T22">hashes don’t match</text:span></text:p>
            </text:list-item>
            <text:list-item>
              <text:p text:style-name="P56">Detecting a modification of transaction data within a block.</text:p>
            </text:list-item>
            <text:list-item>
              <text:p text:style-name="P56">Detecting tampering with or any changing of the hash function used for different parts of the blockchain.</text:p>
            </text:list-item>
          </text:list>
        </text:list-item>
      </text:list>
      <text:p text:style-name="P58"/>
      <text:p text:style-name="P58"/>
      <text:p text:style-name="P58"/>
      <text:p text:style-name="P4"><text:soft-page-break/>9. <text:s/>Assume that you generate numerous public keys for yourself all using hierarchical <text:span text:style-name="T24">(deterministic)</text:span> key generation. You use them online in a blockchain (e.g. BitCoin). Check all that apply.</text:p>
      <text:list xml:id="list531684403" text:style-name="WWNum6">
        <text:list-item>
          <text:list>
            <text:list-item>
              <text:p text:style-name="P66">It is essential for security to have a good source of randomness for key generation.</text:p>
            </text:list-item>
            <text:list-item>
              <text:p text:style-name="P57">An adversary that deduces any of your secret keys may take control of all your identities.</text:p>
            </text:list-item>
            <text:list-item>
              <text:p text:style-name="P61">Adversaries can not know all the identities belong to you even by analyzing your activity patterns.</text:p>
            </text:list-item>
            <text:list-item>
              <text:p text:style-name="P61">It is not possible to keep most of your secret keys off-line.</text:p>
            </text:list-item>
            <text:list-item>
              <text:p text:style-name="P64">Hierarchical key generation is a successful solution to cold storage of secret keys.</text:p>
            </text:list-item>
          </text:list>
        </text:list-item>
      </text:list>
      <text:p text:style-name="Standard"/>
      <text:p text:style-name="Standard">10. Which of these factors contribute to making distributed consensus a hard problem to solve?</text:p>
      <text:p text:style-name="P71">a. Peer Nodes in the network may crash</text:p>
      <text:p text:style-name="P8">b. Peer Nodes in the network may be malicious</text:p>
      <text:p text:style-name="P8">c. Peer Nodes in the network may be taken over by malware</text:p>
      <text:p text:style-name="P7">d. Encrypted messages may be intercepted and decrypted</text:p>
      <text:p text:style-name="P6">e. Verifying Digital signatures is computationally difficult</text:p>
      <text:p text:style-name="P8">f. In a distributed system there is no notion of a central clock.</text:p>
      <text:p text:style-name="Standard"/>
      <text:p text:style-name="Standard">11. Which of the following techniques help Bitcoin realize distributed consensus in practice</text:p>
      <text:p text:style-name="P6">a. Bitcoin relies on trust between Nodes</text:p>
      <text:p text:style-name="P8">b. Bitcoin relies on proof-of work computed by Nodes</text:p>
      <text:p text:style-name="P8">c. Bitcoin relies on financial incentives offered to Nodes</text:p>
      <text:p text:style-name="P7">d. In BitCoin only 51% of nodes have to eventually reach consensus</text:p>
      <text:p text:style-name="P6">e. The order of blocks doesn’t matter for consensus in BitCoin.</text:p>
      <text:p text:style-name="P6"/>
      <text:p text:style-name="P5">12. In a Peer-to-peer blockchain network what can a malicious node do?</text:p>
      <text:list xml:id="list2269854289" text:style-name="WWNum13">
        <text:list-item>
          <text:p text:style-name="P43">Prevent a valid transaction from being validated</text:p>
        </text:list-item>
        <text:list-item>
          <text:p text:style-name="P43">Prevent a valid transaction from appearing on chain</text:p>
        </text:list-item>
        <text:list-item>
          <text:p text:style-name="P43">Prevent a valid transaction from gaining many confirmations</text:p>
        </text:list-item>
        <text:list-item>
          <text:p text:style-name="P43">Ignore the longest valid branch rule when proposing a new block</text:p>
        </text:list-item>
        <text:list-item>
          <text:p text:style-name="P43">Place encrypted messages into the blockchain</text:p>
        </text:list-item>
        <text:list-item>
          <text:p text:style-name="P43">Create valid transactions originating from someone else’s address </text:p>
        </text:list-item>
        <text:list-item>
          <text:p text:style-name="P43">Slowdown the network by creating spam transactions originating from someone else’s address</text:p>
        </text:list-item>
      </text:list>
      <text:p text:style-name="P5"/>
      <text:p text:style-name="P1">13. Proof-of-work algorithm is used to do which of the following...</text:p>
      <text:p text:style-name="P68">a. Forces miners to compete in race for right to add blocks to the blockchain</text:p>
      <text:p text:style-name="P9">b. Mitigates the problem of Sybil attacks by making it impossible for one miner to pretend to be many different miners.</text:p>
      <text:p text:style-name="P9">c. Makes it impossible for miners to be anonymous</text:p>
      <text:p text:style-name="P68">d. Enables decisions in the network to be decided by nodes in proportion to their actual computing power</text:p>
      <text:p text:style-name="P4"><text:soft-page-break/>14. <text:s/>Suppose that in the BitCoin network a block in a blockchain was found at time t. <text:s/>Which of the following statements are true?</text:p>
      <text:list xml:id="list1102748478" text:style-name="WWNum8">
        <text:list-item>
          <text:p text:style-name="P44">There is probability more than 50% that next block appears by time t + 10 minutes</text:p>
        </text:list-item>
        <text:list-item>
          <text:p text:style-name="P45">The probability is less than 50% that next block appears by time t + 10 minutes.</text:p>
        </text:list-item>
        <text:list-item>
          <text:p text:style-name="P36">Roughly 80% of the time the next block will appear within t+15 minutes </text:p>
        </text:list-item>
        <text:list-item>
          <text:p text:style-name="P36">There is a very small, but significant probability that the next block will appear after t+30 minutes</text:p>
        </text:list-item>
        <text:list-item>
          <text:p text:style-name="P36">The time that the next block appears is only determined by the hashrate of the network and pure chance.</text:p>
          <text:p text:style-name="P45"/>
        </text:list-item>
      </text:list>
      <text:p text:style-name="Standard">15. A 51% attacker on the BitCoin network can potentially do which of the following.</text:p>
      <text:list xml:id="list3488073374" text:style-name="WWNum4">
        <text:list-item>
          <text:p text:style-name="P18">Spend and steal coins from an existing address</text:p>
        </text:list-item>
        <text:list-item>
          <text:p text:style-name="P22">Create double spend attacks</text:p>
        </text:list-item>
        <text:list-item>
          <text:p text:style-name="P22">Make mining unprofitable for goodnodes.</text:p>
        </text:list-item>
        <text:list-item>
          <text:p text:style-name="P26">Change the block reward in their favor</text:p>
        </text:list-item>
        <text:list-item>
          <text:p text:style-name="P26">Crash the rest of the entire network</text:p>
        </text:list-item>
        <text:list-item>
          <text:p text:style-name="P50">Filter or Suppress particular transactions from the block chain</text:p>
        </text:list-item>
      </text:list>
      <text:p text:style-name="Standard">16. <text:s/>Select all statements that are true.</text:p>
      <text:list xml:id="list1450238313" text:style-name="WWNum1">
        <text:list-item>
          <text:p text:style-name="P19">51% attacks are difficult to launch because an adversary would need to control more than half of the active nodes on the Bitcoin network</text:p>
        </text:list-item>
        <text:list-item>
          <text:p text:style-name="P23">51% attacks are difficult to launch because an adversary would need to control more than half the current computing power or hashrate of the network</text:p>
        </text:list-item>
        <text:list-item>
          <text:p text:style-name="P27">51% attacks are difficult because IP addresses are difficult to forge</text:p>
        </text:list-item>
        <text:list-item>
          <text:p text:style-name="P23">Proof-of-work is essential for preventing sybil attacks on the Bitcoin blockchain</text:p>
        </text:list-item>
        <text:list-item>
          <text:p text:style-name="P23">As a transaction gets buried deeper in the blockchain, it becomes less and less likely that it will ever be undone because the work required to make a longer alternate branch becomes more and more difficult</text:p>
        </text:list-item>
        <text:list-item>
          <text:p text:style-name="P46">As newer transaction with few recent confirmations is more secure that a transaction with more older confirmations.</text:p>
        </text:list-item>
      </text:list>
      <text:p text:style-name="Standard">17. <text:s/>In a typical valid BitCoin transaction one would see…</text:p>
      <text:list xml:id="list2227910079" text:style-name="WWNum9">
        <text:list-item>
          <text:p text:style-name="P31">One signature that covers multiple inputs</text:p>
        </text:list-item>
        <text:list-item>
          <text:p text:style-name="P24">One signature for each of the inputs</text:p>
        </text:list-item>
        <text:list-item>
          <text:p text:style-name="P28">One signature that covers all the outputs</text:p>
        </text:list-item>
        <text:list-item>
          <text:p text:style-name="P28">One signature for each of the outputs</text:p>
        </text:list-item>
        <text:list-item>
          <text:p text:style-name="P28">One signature for the transaction covering all inputs and outputs</text:p>
        </text:list-item>
        <text:list-item>
          <text:p text:style-name="P47">Typically there is no signature required for covering any inputs and outputs</text:p>
          <text:p text:style-name="P51">Pay to hash script – double hash of public key “address”</text:p>
        </text:list-item>
      </text:list>
      <text:p text:style-name="P52"/>
      <text:p text:style-name="P52"/>
      <text:p text:style-name="P52"/>
      <text:p text:style-name="Standard"><text:soft-page-break/>18. <text:s/>Bitcoin’s scripting language supports instructions whose effect is:</text:p>
      <text:list xml:id="list1903944910" text:style-name="WWNum14">
        <text:list-item>
          <text:p text:style-name="P32">Looping</text:p>
        </text:list-item>
        <text:list-item>
          <text:p text:style-name="P25">Conditionals</text:p>
        </text:list-item>
        <text:list-item>
          <text:p text:style-name="P25">Signature verification</text:p>
        </text:list-item>
        <text:list-item>
          <text:p text:style-name="P29">Recursion</text:p>
        </text:list-item>
        <text:list-item>
          <text:p text:style-name="P25">Hashing</text:p>
        </text:list-item>
        <text:list-item>
          <text:p text:style-name="P48">Arithmetic</text:p>
          <text:p text:style-name="P53">Turing completeness – solve any algorithm <text:span text:style-name="T25">(Etherium model)</text:span></text:p>
        </text:list-item>
      </text:list>
      <text:p text:style-name="P4">19. <text:s/>BitCoin Blocks contain a (Merkle) tree of transactions instead of a flat list because: (check all that apply)</text:p>
      <text:p text:style-name="P69">a. It results in smaller block size</text:p>
      <text:p text:style-name="P9">b. It’s easier to insert into a tree then it is a list</text:p>
      <text:p text:style-name="P68">c. It enables efficiently proving that a transaction is included in a block</text:p>
      <text:p text:style-name="P9">d. It enables efficient pruning of spent transactions</text:p>
      <text:p text:style-name="P4">20. If two conflicting, double spending transactions A → B and A → C are both broadcast almost simultaneously from different nodes, what determines which one will eventually end up in the block chain? (check all that apply)</text:p>
      <text:list xml:id="list1022312430" text:style-name="WWNum11">
        <text:list-item>
          <text:list>
            <text:list-item>
              <text:p text:style-name="P67">The transaction that reaches the majority of nodes first will win</text:p>
            </text:list-item>
            <text:list-item>
              <text:p text:style-name="P62">The transaction that was broadcast first will win</text:p>
            </text:list-item>
            <text:list-item>
              <text:p text:style-name="P62">The miner who finds the next block will likely resolve the tie by including one of the transactions in the block</text:p>
            </text:list-item>
            <text:list-item>
              <text:p text:style-name="P65">Each node has its own version of the block chain containing the transaction that it heard about first</text:p>
            </text:list-item>
          </text:list>
        </text:list-item>
      </text:list>
      <text:p text:style-name="P4">21. <text:s/>Which of the following statements are true about (Bitcoin) wallets?</text:p>
      <text:list xml:id="list2136505663" text:style-name="WWNum7">
        <text:list-item>
          <text:p text:style-name="P20">Wallets represent an identity-address that stores unspent bitcoins.</text:p>
        </text:list-item>
        <text:list-item>
          <text:p text:style-name="P30">Wallets have software that helps store an individual's Bitcoin addresses and keys</text:p>
        </text:list-item>
        <text:list-item>
          <text:p text:style-name="P30">Wallets contain mining software.</text:p>
        </text:list-item>
        <text:list-item>
          <text:p text:style-name="P30">Wallets are needed for online exchanges where people acquire bitcoins.</text:p>
        </text:list-item>
        <text:list-item>
          <text:p text:style-name="P49">Brain wallets need passwords and represent single points of failure.</text:p>
        </text:list-item>
      </text:list>
      <text:p text:style-name="Standard">22. <text:s/>Which of the following statements are true</text:p>
      <text:p text:style-name="Standard">about hot vs cold wallet storage? (check all that apply)</text:p>
      <text:p text:style-name="P6">a. Hot storage stores keys in a device without network access</text:p>
      <text:p text:style-name="P8">b. Cold storage stores keys in a device without network access</text:p>
      <text:p text:style-name="P6">c. It is not possible for Hot storage wallets to generate many cold storage addresses without contacting the cold storage</text:p>
      <text:p text:style-name="P6">d. Cold storage can store more bitcoins, more conveniently, than hot storage</text:p>
      <text:p text:style-name="P6">e. It is considered good practice to keep all secret keys in cold storage, offline, all the ti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fo:font-size="11pt" style:text-underline-style="none" style:font-size-asian="11pt" style:font-size-complex="11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fo:font-size="11pt" style:text-underline-style="none" style:font-size-asian="11pt" style:font-size-complex="11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fo:font-size="11pt" style:text-underline-style="none" style:font-size-asian="11pt" style:font-size-complex="11pt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fo:font-size="11pt" style:text-underline-style="none" style:font-size-asian="11pt" style:font-size-complex="11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MacOSX_X86_64 LibreOffice_project/98c6a8a1c6c7b144ce3cc729e34964b47ce25d62</meta:generator>
    <dc:date>2019-03-04T14:20:00.864661796</dc:date>
    <meta:editing-duration>PT7H14M32S</meta:editing-duration>
    <meta:editing-cycles>76</meta:editing-cycles>
    <meta:document-statistic meta:table-count="0" meta:image-count="0" meta:object-count="0" meta:page-count="5" meta:paragraph-count="150" meta:word-count="1923" meta:character-count="11113" meta:non-whitespace-character-count="9395"/>
  </office:meta>
</office:document-meta>
</file>